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text-properties fo:font-weight="bold" style:font-weight-asian="bold"/>
    </style:style>
    <style:style style:name="P2" style:family="paragraph" style:parent-style-name="Normal">
      <style:text-properties fo:font-weight="bold" officeooo:rsid="0019a081" officeooo:paragraph-rsid="0019a081" style:font-weight-asian="bold" style:font-weight-complex="bold"/>
    </style:style>
    <style:style style:name="P3" style:family="paragraph" style:parent-style-name="Normal">
      <style:text-properties fo:font-weight="bold" officeooo:rsid="0019b5af" officeooo:paragraph-rsid="0019b5af" style:font-weight-asian="bold" style:font-weight-complex="bold"/>
    </style:style>
    <style:style style:name="P4" style:family="paragraph" style:parent-style-name="Normal">
      <style:text-properties officeooo:rsid="0019a081" officeooo:paragraph-rsid="0019a081"/>
    </style:style>
    <style:style style:name="P5" style:family="paragraph" style:parent-style-name="Normal">
      <style:text-properties officeooo:rsid="0019b488" officeooo:paragraph-rsid="0019b488"/>
    </style:style>
    <style:style style:name="P6" style:family="paragraph" style:parent-style-name="Normal">
      <style:text-properties officeooo:rsid="0019b5af" officeooo:paragraph-rsid="0019b5af"/>
    </style:style>
    <style:style style:name="P7" style:family="paragraph" style:parent-style-name="Normal">
      <style:text-properties fo:font-weight="normal" officeooo:rsid="001a9116" officeooo:paragraph-rsid="001a9116" style:font-weight-asian="normal" style:font-weight-complex="normal"/>
    </style:style>
    <style:style style:name="P8" style:family="paragraph" style:parent-style-name="Normal" style:master-page-name="MP0">
      <style:paragraph-properties style:page-number="auto" fo:break-before="page"/>
      <style:text-properties fo:font-weight="bold" style:font-weight-asian="bold"/>
    </style:style>
    <style:style style:name="P9" style:family="paragraph" style:parent-style-name="Normal">
      <style:text-properties fo:font-weight="normal" officeooo:rsid="001a9116" officeooo:paragraph-rsid="001a9116" style:font-weight-asian="normal" style:font-weight-complex="normal"/>
    </style:style>
    <style:style style:name="P10" style:family="paragraph" style:parent-style-name="Normal">
      <style:text-properties fo:font-weight="normal" officeooo:rsid="001a9116" officeooo:paragraph-rsid="001cb43b" style:font-weight-asian="normal" style:font-weight-complex="normal"/>
    </style:style>
    <style:style style:name="P11" style:family="paragraph" style:parent-style-name="Normal">
      <style:text-properties fo:font-weight="normal" officeooo:rsid="001ad107" officeooo:paragraph-rsid="001cb43b" style:font-weight-asian="normal" style:font-weight-complex="normal"/>
    </style:style>
    <style:style style:name="P12" style:family="paragraph" style:parent-style-name="Normal">
      <style:text-properties fo:font-weight="bold" officeooo:rsid="001a9116" officeooo:paragraph-rsid="001cb43b" style:font-weight-asian="bold" style:font-weight-complex="bold"/>
    </style:style>
    <style:style style:name="P13" style:family="paragraph" style:parent-style-name="Normal">
      <style:text-properties fo:font-weight="bold" officeooo:rsid="001ad107" officeooo:paragraph-rsid="001cb43b" style:font-weight-asian="bold" style:font-weight-complex="bold"/>
    </style:style>
    <style:style style:name="P14" style:family="paragraph" style:parent-style-name="Normal">
      <style:text-properties style:text-underline-style="none" fo:font-weight="normal" officeooo:rsid="001cb43b" officeooo:paragraph-rsid="001cb43b" style:font-weight-asian="normal" style:font-weight-complex="normal"/>
    </style:style>
    <style:style style:name="T1" style:family="text">
      <style:text-properties officeooo:rsid="001cb43b"/>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jercicio 1. Crea el siguiente árbol de directorios a partir de tu directorio de usuario (donde usuario representa tu nombre de usuario o login en el sistema operativo). Crea también los ficheros vacíos pg1 y ma51ik en los directorios que se indican en la ilustración:</text:p>
      <text:p text:style-name="Normal">Creamos los archivos con mkdir </text:p>
      <text:p text:style-name="Normal">Después comprobamos con ls -l </text:p>
      <text:p text:style-name="Normal">Creamos todos los directorios</text:p>
      <text:p text:style-name="Normal">Movemos con mv pics <text:s/>../pics</text:p>
      <text:p text:style-name="P1">Ejercicio 2. Mueve el directorio pics dentro del directorio ug1. Renombra finalmente dicho directorio a imagenes. Copia el directorio docs dentro de ug1. </text:p>
      <text:p text:style-name="Normal">mv /home/cristorey/ug1/pics /home/cristorey/ug1/imágenes</text:p>
      <text:p text:style-name="P1">Ejercicio 3. Liste los archivos que estén en su directorio actual y fíjese en alguno que no disponga de la fecha actualizada, es decir, el día de hoy. Ejecute la orden touch sobre dicho archivo y observe qué sucede sobre la fecha del citado archivo cuando se vuelva a listar.</text:p>
      <text:p text:style-name="Normal">Cd .. </text:p>
      <text:p text:style-name="Normal">Cd ..</text:p>
      <text:p text:style-name="Normal">Touch Música</text:p>
      <text:p text:style-name="P1">Ejercicio 4. La organización del espacio en directorios es fundamental para poder localizar fácilmente aquello que estemos buscando. En ese sentido, realice las siguientes acciones dentro de su directorio home (es el directorio por defecto sobre el que trabajamos al entrar en el sistema)</text:p>
      <text:p text:style-name="Normal">mkdir practicaslaboratorio</text:p>
      <text:p text:style-name="Normal">cd practicaslaboratorio</text:p>
      <text:p text:style-name="Normal">mkdirpractica1</text:p>
      <text:p text:style-name="Normal">mkdir practica2</text:p>
      <text:p text:style-name="Normal">mkdir fs</text:p>
      <text:p text:style-name="P4">cp /etc/hosts /home/practicaslaboratorio/</text:p>
      <text:p text:style-name="P4">ls -l</text:p>
      <text:p text:style-name="P2">Ejercicio 5. Desplacémonos hasta el directorio /bin, genere los siguientes listados de archivos (siempre de la forma más compacta y utilizando los metacaracteres apropiados): </text:p>
      <text:p text:style-name="P5">ls -l ????</text:p>
      <text:p text:style-name="P5">ls -l d*</text:p>
      <text:p text:style-name="P5">ls -l f*</text:p>
      <text:p text:style-name="P6">ls -l ad*</text:p>
      <text:p text:style-name="P6">ls -l se*</text:p>
      <text:p text:style-name="P6"><text:soft-page-break/>ls -l sa*</text:p>
      <text:p text:style-name="P6">ls -l t*r</text:p>
      <text:p text:style-name="P3">Ejercicio 6. Liste todos los archivos que comiencen por tem y terminen por .gz o .zip : </text:p>
      <text:p text:style-name="P7">no existen ningun archivo comienze asi y termine de esa forma</text:p>
      <text:p text:style-name="P7">ls -l /home/cristorey/tem*gz</text:p>
      <text:p text:style-name="P7">ls <text:s/>/home/tem*gz</text:p>
      <text:p text:style-name="P12">Ejercicio 7. Muestre del contenido de un archivo regular que contenga texto:</text:p>
      <text:p text:style-name="P10">head -n 10</text:p>
      <text:p text:style-name="P7"><text:span text:style-name="T1">tail</text:span> -n 5</text:p>
      <text:p text:style-name="P11"><text:span text:style-name="T2">Ejercicio 8. Ordene el contenido de un archivo de texto según diversos criterios de ordenación.</text:span></text:p>
      <text:p text:style-name="P11"><text:s/><text:span text:style-name="T1">Sort moda.cpp </text:span></text:p>
      <text:p text:style-name="P13">Ejercicio 9. ¿Cómo puedes ver el contenido de todos los archivos del directorio actual que terminen en .txt o .c? </text:p>
      <text:p text:style-name="P14">Cat archivo.cp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Windows_X86_64 LibreOffice_project/2524958677847fb3bb44820e40380acbe820f960</meta:generator>
    <dc:title/>
    <dc:description/>
    <dc:subject/>
    <meta:initial-creator>antonio cuvi</meta:initial-creator>
    <meta:creation-date>2018-01-09T13:06:00Z</meta:creation-date>
    <dc:date>2018-01-12T14:07:23.986000000</dc:date>
    <meta:editing-cycles>3</meta:editing-cycles>
    <meta:editing-duration>PT41M17S</meta:editing-duration>
    <meta:document-statistic meta:table-count="0" meta:image-count="0" meta:object-count="0" meta:page-count="2" meta:paragraph-count="38" meta:word-count="339" meta:character-count="2078" meta:non-whitespace-character-count="1766"/>
    <meta:template xlink:type="simple" xlink:actuate="onRequest" xlink:title="" xlink:href="Normal"/>
  </office:meta>
</office:document-meta>
</file>